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Tahoma, Genev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0b1f" officeooo:paragraph-rsid="000c0b1f"/>
    </style:style>
    <style:style style:name="P2" style:family="paragraph" style:parent-style-name="Standard">
      <style:paragraph-properties fo:text-align="start" style:justify-single-word="false"/>
      <style:text-properties officeooo:rsid="000c0b1f" officeooo:paragraph-rsid="000c0b1f"/>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c0b1f" officeooo:paragraph-rsid="000c0b1f" style:font-weight-asian="bold" style:font-weight-complex="bold"/>
    </style:style>
    <style:style style:name="P4" style:family="paragraph" style:parent-style-name="Standard">
      <style:paragraph-properties fo:text-align="start" style:justify-single-word="false"/>
      <style:text-properties style:text-underline-style="none" officeooo:rsid="000c0b1f" officeooo:paragraph-rsid="000c0b1f"/>
    </style:style>
    <style:style style:name="P5" style:family="paragraph" style:parent-style-name="Standard">
      <style:paragraph-properties fo:text-align="start" style:justify-single-word="false"/>
      <style:text-properties style:text-underline-style="none" officeooo:rsid="000ce097" officeooo:paragraph-rsid="000ce097"/>
    </style:style>
    <style:style style:name="P6" style:family="paragraph" style:parent-style-name="Standard">
      <style:paragraph-properties fo:text-align="start" style:justify-single-word="false"/>
      <style:text-properties officeooo:paragraph-rsid="000c0b1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officeooo:rsid="000c0b1f"/>
    </style:style>
    <style:style style:name="T5" style:family="text">
      <style:text-properties officeooo:rsid="000ce0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binet Options</text:p>
      <text:p text:style-name="P2"/>
      <text:p text:style-name="P3">3D print</text:p>
      <text:p text:style-name="P4">Full tutorial: <text:a xlink:type="simple" xlink:href="https://hackaday.io/project/20093-desktop-arcade-machine-3d-printed-retropie" text:style-name="Internet_20_link" text:visited-style-name="Visited_20_Internet_20_Link">https://hackaday.io/project/20093-desktop-arcade-machine-3d-printed-retropie</text:a></text:p>
      <text:p text:style-name="P4"/>
      <text:p text:style-name="P4">This will require 100 hours of printing. Made out of PVC and will be expensive. Further details regarding price is to be confirmed.</text:p>
      <text:p text:style-name="P4"/>
      <text:p text:style-name="P4">Glasgow University 3D printing contact: Ewan Russel</text:p>
      <text:p text:style-name="P4"/>
      <text:p text:style-name="P4"/>
      <text:p text:style-name="P4"><text:span text:style-name="T2">Modify Exsiting Cabinet</text:span> </text:p>
      <text:p text:style-name="P4">URL: <text:a xlink:type="simple" xlink:href="https://shop.pimoroni.com/products/picade?variant=12669191848019&amp;gclid=Cj0KCQjwjbveBRDVARIsAKxH7vljXpNzQJnsXT9yQWPyCtY1pAU50aeMNNcpyg3E7R1kAo1m6_kcxO4aAnKrEALw_wcB" text:style-name="Internet_20_link" text:visited-style-name="Visited_20_Internet_20_Link">https://shop.pimoroni.com/products/picade?variant=12669191848019&amp;gclid=Cj0KCQjwjbveBRDVARIsAKxH7vljXpNzQJnsXT9yQWPyCtY1pAU50aeMNNcpyg3E7R1kAo1m6_kcxO4aAnKrEALw_wcB</text:a></text:p>
      <text:p text:style-name="P4"/>
      <text:p text:style-name="P6"><text:span text:style-name="T4">This option is to use an arcade box that is purpose built to run with the raspberry pi. Using this method we would have to find out what data is transferred from the box to the pi and work from there.</text:span></text:p>
      <text:p text:style-name="P6"><text:span text:style-name="T4"/></text:p>
      <text:p text:style-name="P2"><text:span text:style-name="T3">Box Price: £150</text:span></text:p>
      <text:p text:style-name="P2"><text:span text:style-name="T3"/></text:p>
      <text:p text:style-name="P2"><text:span text:style-name="T3"/></text:p>
      <text:p text:style-name="P3">Build Cabinet</text:p>
      <text:p text:style-name="P4">As we all know the cabinet only provides an interface and a screen, using a join stick and some buttons it is possible to build this ours<text:span text:style-name="T5">eleves. Especially with the various tutorials online to follow.</text:span></text:p>
      <text:p text:style-name="P4"/>
      <text:p text:style-name="P5">Tutorial 1: <text:a xlink:type="simple" xlink:href="https://www.instructables.com/id/Build-an-arcade-cabinet-for-200euro-250/" text:style-name="Internet_20_link" text:visited-style-name="Visited_20_Internet_20_Link">https://www.instructables.com/id/Build-an-arcade-cabinet-for-200euro-250/</text:a></text:p>
      <text:p text:style-name="P5"/>
      <text:p text:style-name="P5">Tutorial 2: <text:a xlink:type="simple" xlink:href="https://www.instructables.com/id/Full-Size-Arcade-Cabinet-Using-Raspberry-Pi/" text:style-name="Internet_20_link" text:visited-style-name="Visited_20_Internet_20_Link">https://www.instructables.com/id/Full-Size-Arcade-Cabinet-Using-Raspberry-Pi/</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Tahoma, Genev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01:02:14.865635534</meta:creation-date>
    <dc:date>2018-10-24T01:17:11.281768279</dc:date>
    <meta:editing-duration>PT3M26S</meta:editing-duration>
    <meta:editing-cycles>1</meta:editing-cycles>
    <meta:document-statistic meta:table-count="0" meta:image-count="0" meta:object-count="0" meta:page-count="1" meta:paragraph-count="13" meta:word-count="129" meta:character-count="1090" meta:non-whitespace-character-count="973"/>
    <meta:generator>LibreOffice/6.0.6.2$Linux_X86_64 LibreOffice_project/00m0$Build-2</meta:generator>
  </office:meta>
</office:document-meta>
</file>